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1" svg:font-family="'Noto Mono'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4ea6b" draw:textarea-horizontal-align="justify" draw:textarea-vertical-align="middle" draw:auto-grow-height="false" fo:min-height="2.448cm" fo:min-width="1.659cm"/>
    </style:style>
    <style:style style:name="gr2" style:family="graphic" style:parent-style-name="standard">
      <style:graphic-properties draw:stroke="none" svg:stroke-color="#000000" draw:fill="none" draw:fill-color="#ffffff" fo:min-height="1.15cm"/>
    </style:style>
    <style:style style:name="gr3" style:family="graphic" style:parent-style-name="objectwithoutfill">
      <style:graphic-properties svg:stroke-color="#729fcf" draw:marker-end="Arrow" draw:marker-end-width="0.3cm" draw:fill="none" draw:textarea-vertical-align="middle"/>
    </style:style>
    <style:style style:name="gr4" style:family="graphic" style:parent-style-name="standard">
      <style:graphic-properties draw:fill-color="#d4ea6b" draw:textarea-horizontal-align="justify" draw:textarea-vertical-align="middle" draw:auto-grow-height="false" fo:min-height="1.499cm" fo:min-width="0.899cm"/>
    </style:style>
    <style:style style:name="gr5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9.75cm" fo:min-width="1.1cm" fo:padding-top="0.165cm" fo:padding-bottom="0.165cm" fo:padding-left="0.29cm" fo:padding-right="0.29cm"/>
    </style:style>
    <style:style style:name="P1" style:family="paragraph">
      <loext:graphic-properties draw:fill-color="#d4ea6b"/>
      <style:paragraph-properties fo:text-align="center"/>
    </style:style>
    <style:style style:name="P2" style:family="paragraph">
      <loext:graphic-properties draw:fill="none" draw:fill-color="#ffffff"/>
      <style:text-properties style:font-name="Noto Mono1"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Noto Mono1" fo:font-size="8pt" style:font-size-asian="8pt" style:font-size-complex="8pt"/>
    </style:style>
    <style:style style:name="P5" style:family="paragraph">
      <loext:graphic-properties draw:fill="none" draw:fill-color="#ffffff"/>
      <style:text-properties style:font-name="Noto Mono1" fo:font-size="7pt" style:font-size-asian="7pt" style:font-size-complex="7pt"/>
    </style:style>
    <style:style style:name="T1" style:family="text">
      <style:text-properties style:font-name="Noto Mono1" fo:font-size="10pt" style:font-size-asian="10pt" style:font-size-complex="10pt"/>
    </style:style>
    <style:style style:name="T2" style:family="text">
      <style:text-properties style:font-name="Noto Mono1" fo:font-size="8pt" style:font-size-asian="8pt" style:font-size-complex="8pt"/>
    </style:style>
    <style:style style:name="T3" style:family="text">
      <style:text-properties style:font-name="Noto Mono1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159cm" svg:height="2.698cm" svg:x="1.6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2.698cm" svg:x="4.748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2.698cm" svg:x="7.896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2.698cm" svg:x="11.045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2.698cm" svg:x="14.193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2.698cm" svg:x="17.341cm" svg:y="4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cm" svg:height="1.4cm" svg:x="1.6cm" svg:y="4.9cm">
          <draw:text-box>
            <text:p><text:span text:style-name="T1">Tête fictive</text:span></text:p>
          </draw:text-box>
        </draw:frame>
        <draw:frame draw:style-name="gr2" draw:text-style-name="P2" draw:layer="layout" svg:width="2cm" svg:height="1.4cm" svg:x="17.5cm" svg:y="4.9cm">
          <draw:text-box>
            <text:p><text:span text:style-name="T1">Queue fictive</text:span></text:p>
          </draw:text-box>
        </draw:frame>
        <draw:line draw:style-name="gr3" draw:text-style-name="P3" draw:layer="layout" svg:x1="3.7cm" svg:y1="4.9cm" svg:x2="4.8cm" svg:y2="4.9cm">
          <text:p/>
        </draw:line>
        <draw:line draw:style-name="gr3" draw:text-style-name="P3" draw:layer="layout" svg:x1="6.9cm" svg:y1="4.9cm" svg:x2="8cm" svg:y2="4.9cm">
          <text:p/>
        </draw:line>
        <draw:line draw:style-name="gr3" draw:text-style-name="P3" draw:layer="layout" svg:x1="10cm" svg:y1="4.9cm" svg:x2="11.1cm" svg:y2="4.9cm">
          <text:p/>
        </draw:line>
        <draw:line draw:style-name="gr3" draw:text-style-name="P3" draw:layer="layout" svg:x1="13.2cm" svg:y1="4.9cm" svg:x2="14.3cm" svg:y2="4.9cm">
          <text:p/>
        </draw:line>
        <draw:line draw:style-name="gr3" draw:text-style-name="P3" draw:layer="layout" svg:x1="16.3cm" svg:y1="4.9cm" svg:x2="17.4cm" svg:y2="4.9cm">
          <text:p/>
        </draw:line>
        <draw:line draw:style-name="gr3" draw:text-style-name="P3" draw:layer="layout" svg:x1="4.8cm" svg:y1="6.1cm" svg:x2="3.7cm" svg:y2="6.1cm">
          <text:p/>
        </draw:line>
        <draw:line draw:style-name="gr3" draw:text-style-name="P3" draw:layer="layout" svg:x1="7.901cm" svg:y1="6.1cm" svg:x2="6.801cm" svg:y2="6.1cm">
          <text:p/>
        </draw:line>
        <draw:line draw:style-name="gr3" draw:text-style-name="P3" draw:layer="layout" svg:x1="11.1cm" svg:y1="6.1cm" svg:x2="10cm" svg:y2="6.1cm">
          <text:p/>
        </draw:line>
        <draw:line draw:style-name="gr3" draw:text-style-name="P3" draw:layer="layout" svg:x1="14.202cm" svg:y1="6.1cm" svg:x2="13.102cm" svg:y2="6.1cm">
          <text:p/>
        </draw:line>
        <draw:line draw:style-name="gr3" draw:text-style-name="P3" draw:layer="layout" svg:x1="17.403cm" svg:y1="6.1cm" svg:x2="16.303cm" svg:y2="6.1cm">
          <text:p/>
        </draw:line>
        <draw:frame draw:style-name="gr2" draw:text-style-name="P4" draw:layer="layout" svg:width="2cm" svg:height="1.4cm" svg:x="5cm" svg:y="5cm">
          <draw:text-box>
            <text:p><text:span text:style-name="T2">0, 0, 1</text:span></text:p>
          </draw:text-box>
        </draw:frame>
        <draw:frame draw:style-name="gr2" draw:text-style-name="P4" draw:layer="layout" svg:width="2cm" svg:height="1.4cm" svg:x="8.2cm" svg:y="5cm">
          <draw:text-box>
            <text:p><text:span text:style-name="T2">0, 9, 2</text:span></text:p>
          </draw:text-box>
        </draw:frame>
        <draw:frame draw:style-name="gr2" draw:text-style-name="P4" draw:layer="layout" svg:width="2cm" svg:height="1.4cm" svg:x="11.3cm" svg:y="5cm">
          <draw:text-box>
            <text:p><text:span text:style-name="T2">5, 4, -1</text:span></text:p>
          </draw:text-box>
        </draw:frame>
        <draw:frame draw:style-name="gr2" draw:text-style-name="P4" draw:layer="layout" svg:width="2cm" svg:height="1.4cm" svg:x="14.5cm" svg:y="5cm">
          <draw:text-box>
            <text:p><text:span text:style-name="T2">9, 9, 9</text:span></text:p>
          </draw:text-box>
        </draw:frame>
        <draw:custom-shape draw:style-name="gr4" draw:text-style-name="P1" draw:layer="layout" svg:width="1.399cm" svg:height="1.749cm" svg:x="1.6cm" svg:y="8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9cm" svg:height="1.749cm" svg:x="1.6cm" svg:y="10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9cm" svg:height="1.749cm" svg:x="1.6cm" svg:y="1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9cm" svg:height="1.749cm" svg:x="1.6cm" svg:y="14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9cm" svg:height="1.749cm" svg:x="1.6cm" svg:y="16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9cm" svg:height="1.749cm" svg:x="1.6cm" svg:y="18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9cm" svg:height="1.749cm" svg:x="1.6cm" svg:y="20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9cm" svg:height="1.749cm" svg:x="1.6cm" svg:y="2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9cm" svg:height="1.749cm" svg:x="1.6cm" svg:y="24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9cm" svg:height="1.749cm" svg:x="1.6cm" svg:y="26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9cm" svg:height="1.749cm" svg:x="4.6cm" svg:y="8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9cm" svg:height="1.749cm" svg:x="7.6cm" svg:y="8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9cm" svg:height="1.749cm" svg:x="10.6cm" svg:y="8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9cm" svg:height="1.749cm" svg:x="4.6cm" svg:y="10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9cm" svg:height="1.749cm" svg:x="4.6cm" svg:y="1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9cm" svg:height="1.749cm" svg:x="4.6cm" svg:y="14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9cm" svg:height="1.749cm" svg:x="4.6cm" svg:y="16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9cm" svg:height="1.749cm" svg:x="4.6cm" svg:y="18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9cm" svg:height="1.749cm" svg:x="4.6cm" svg:y="20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9cm" svg:height="1.749cm" svg:x="4.6cm" svg:y="2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9cm" svg:height="1.749cm" svg:x="4.6cm" svg:y="24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9cm" svg:height="1.749cm" svg:x="4.6cm" svg:y="26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9cm" svg:height="1.749cm" svg:x="7.6cm" svg:y="26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9cm" svg:height="1.749cm" svg:x="7.6cm" svg:y="18.7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cm" svg:y1="9.1cm" svg:x2="4.601cm" svg:y2="9.1cm">
          <text:p/>
        </draw:line>
        <draw:line draw:style-name="gr3" draw:text-style-name="P3" draw:layer="layout" svg:x1="4.601cm" svg:y1="9.9cm" svg:x2="3cm" svg:y2="9.9cm">
          <text:p/>
        </draw:line>
        <draw:line draw:style-name="gr3" draw:text-style-name="P3" draw:layer="layout" svg:x1="6.001cm" svg:y1="9.1cm" svg:x2="7.602cm" svg:y2="9.1cm">
          <text:p/>
        </draw:line>
        <draw:line draw:style-name="gr3" draw:text-style-name="P3" draw:layer="layout" svg:x1="7.602cm" svg:y1="9.9cm" svg:x2="6.001cm" svg:y2="9.9cm">
          <text:p/>
        </draw:line>
        <draw:line draw:style-name="gr3" draw:text-style-name="P3" draw:layer="layout" svg:x1="9.002cm" svg:y1="9.1cm" svg:x2="10.603cm" svg:y2="9.1cm">
          <text:p/>
        </draw:line>
        <draw:line draw:style-name="gr3" draw:text-style-name="P3" draw:layer="layout" svg:x1="10.603cm" svg:y1="9.9cm" svg:x2="9.002cm" svg:y2="9.9cm">
          <text:p/>
        </draw:line>
        <draw:line draw:style-name="gr3" draw:text-style-name="P3" draw:layer="layout" svg:x1="9.003cm" svg:y1="9.1cm" svg:x2="10.604cm" svg:y2="9.1cm">
          <text:p/>
        </draw:line>
        <draw:line draw:style-name="gr3" draw:text-style-name="P3" draw:layer="layout" svg:x1="10.604cm" svg:y1="9.9cm" svg:x2="9.003cm" svg:y2="9.9cm">
          <text:p/>
        </draw:line>
        <draw:line draw:style-name="gr3" draw:text-style-name="P3" draw:layer="layout" svg:x1="3.001cm" svg:y1="11.1cm" svg:x2="4.602cm" svg:y2="11.1cm">
          <text:p/>
        </draw:line>
        <draw:line draw:style-name="gr3" draw:text-style-name="P3" draw:layer="layout" svg:x1="4.602cm" svg:y1="11.9cm" svg:x2="3.001cm" svg:y2="11.9cm">
          <text:p/>
        </draw:line>
        <draw:line draw:style-name="gr3" draw:text-style-name="P3" draw:layer="layout" svg:x1="3.002cm" svg:y1="13.1cm" svg:x2="4.603cm" svg:y2="13.1cm">
          <text:p/>
        </draw:line>
        <draw:line draw:style-name="gr3" draw:text-style-name="P3" draw:layer="layout" svg:x1="4.603cm" svg:y1="13.9cm" svg:x2="3.002cm" svg:y2="13.9cm">
          <text:p/>
        </draw:line>
        <draw:line draw:style-name="gr3" draw:text-style-name="P3" draw:layer="layout" svg:x1="3.003cm" svg:y1="15.1cm" svg:x2="4.604cm" svg:y2="15.1cm">
          <text:p/>
        </draw:line>
        <draw:line draw:style-name="gr3" draw:text-style-name="P3" draw:layer="layout" svg:x1="4.604cm" svg:y1="15.9cm" svg:x2="3.003cm" svg:y2="15.9cm">
          <text:p/>
        </draw:line>
        <draw:line draw:style-name="gr3" draw:text-style-name="P3" draw:layer="layout" svg:x1="3.004cm" svg:y1="17.1cm" svg:x2="4.605cm" svg:y2="17.1cm">
          <text:p/>
        </draw:line>
        <draw:line draw:style-name="gr3" draw:text-style-name="P3" draw:layer="layout" svg:x1="4.605cm" svg:y1="17.9cm" svg:x2="3.004cm" svg:y2="17.9cm">
          <text:p/>
        </draw:line>
        <draw:line draw:style-name="gr3" draw:text-style-name="P3" draw:layer="layout" svg:x1="3.005cm" svg:y1="19.1cm" svg:x2="4.606cm" svg:y2="19.1cm">
          <text:p/>
        </draw:line>
        <draw:line draw:style-name="gr3" draw:text-style-name="P3" draw:layer="layout" svg:x1="4.606cm" svg:y1="19.9cm" svg:x2="3.005cm" svg:y2="19.9cm">
          <text:p/>
        </draw:line>
        <draw:line draw:style-name="gr3" draw:text-style-name="P3" draw:layer="layout" svg:x1="3.006cm" svg:y1="21.1cm" svg:x2="4.607cm" svg:y2="21.1cm">
          <text:p/>
        </draw:line>
        <draw:line draw:style-name="gr3" draw:text-style-name="P3" draw:layer="layout" svg:x1="4.607cm" svg:y1="21.9cm" svg:x2="3.006cm" svg:y2="21.9cm">
          <text:p/>
        </draw:line>
        <draw:line draw:style-name="gr3" draw:text-style-name="P3" draw:layer="layout" svg:x1="3.007cm" svg:y1="23.1cm" svg:x2="4.608cm" svg:y2="23.1cm">
          <text:p/>
        </draw:line>
        <draw:line draw:style-name="gr3" draw:text-style-name="P3" draw:layer="layout" svg:x1="4.608cm" svg:y1="23.9cm" svg:x2="3.007cm" svg:y2="23.9cm">
          <text:p/>
        </draw:line>
        <draw:line draw:style-name="gr3" draw:text-style-name="P3" draw:layer="layout" svg:x1="3.008cm" svg:y1="25.1cm" svg:x2="4.609cm" svg:y2="25.1cm">
          <text:p/>
        </draw:line>
        <draw:line draw:style-name="gr3" draw:text-style-name="P3" draw:layer="layout" svg:x1="4.609cm" svg:y1="25.9cm" svg:x2="3.008cm" svg:y2="25.9cm">
          <text:p/>
        </draw:line>
        <draw:line draw:style-name="gr3" draw:text-style-name="P3" draw:layer="layout" svg:x1="3.009cm" svg:y1="27.1cm" svg:x2="4.61cm" svg:y2="27.1cm">
          <text:p/>
        </draw:line>
        <draw:line draw:style-name="gr3" draw:text-style-name="P3" draw:layer="layout" svg:x1="4.61cm" svg:y1="27.9cm" svg:x2="3.009cm" svg:y2="27.9cm">
          <text:p/>
        </draw:line>
        <draw:line draw:style-name="gr3" draw:text-style-name="P3" draw:layer="layout" svg:x1="6.01cm" svg:y1="27.1cm" svg:x2="7.611cm" svg:y2="27.1cm">
          <text:p/>
        </draw:line>
        <draw:line draw:style-name="gr3" draw:text-style-name="P3" draw:layer="layout" svg:x1="7.611cm" svg:y1="27.9cm" svg:x2="6.01cm" svg:y2="27.9cm">
          <text:p/>
        </draw:line>
        <draw:line draw:style-name="gr3" draw:text-style-name="P3" draw:layer="layout" svg:x1="6.006cm" svg:y1="19.1cm" svg:x2="7.607cm" svg:y2="19.1cm">
          <text:p/>
        </draw:line>
        <draw:line draw:style-name="gr3" draw:text-style-name="P3" draw:layer="layout" svg:x1="7.607cm" svg:y1="19.9cm" svg:x2="6.006cm" svg:y2="19.9cm">
          <text:p/>
        </draw:line>
        <draw:custom-shape draw:style-name="gr5" draw:text-style-name="P3" draw:layer="layout" svg:width="1.6cm" svg:height="20cm" svg:x="1.5cm" svg:y="8.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cm" svg:height="1.4cm" svg:x="4.7cm" svg:y="9.2cm">
          <draw:text-box>
            <text:p><text:span text:style-name="T2">0, 1</text:span></text:p>
          </draw:text-box>
        </draw:frame>
        <draw:frame draw:style-name="gr2" draw:text-style-name="P4" draw:layer="layout" svg:width="2cm" svg:height="1.4cm" svg:x="7.7cm" svg:y="9.2cm">
          <draw:text-box>
            <text:p><text:span text:style-name="T2">9, 2</text:span></text:p>
          </draw:text-box>
        </draw:frame>
        <draw:frame draw:style-name="gr2" draw:text-style-name="P4" draw:layer="layout" svg:width="2cm" svg:height="1.4cm" svg:x="4.6cm" svg:y="19.2cm">
          <draw:text-box>
            <text:p><text:span text:style-name="T2">4, -1</text:span></text:p>
          </draw:text-box>
        </draw:frame>
        <draw:frame draw:style-name="gr2" draw:text-style-name="P4" draw:layer="layout" svg:width="2cm" svg:height="1.4cm" svg:x="4.7cm" svg:y="27.2cm">
          <draw:text-box>
            <text:p><text:span text:style-name="T2">9, 9</text:span></text:p>
          </draw:text-box>
        </draw:frame>
        <draw:frame draw:style-name="gr2" draw:text-style-name="P5" draw:layer="layout" svg:width="2cm" svg:height="1.4cm" svg:x="1.5cm" svg:y="9.1cm">
          <draw:text-box>
            <text:p><text:span text:style-name="T3">Tête fictive</text:span></text:p>
          </draw:text-box>
        </draw:frame>
        <draw:frame draw:style-name="gr2" draw:text-style-name="P5" draw:layer="layout" svg:width="2cm" svg:height="1.4cm" svg:x="10.5cm" svg:y="9.1cm">
          <draw:text-box>
            <text:p><text:span text:style-name="T3">Queue fictive</text:span></text:p>
          </draw:text-box>
        </draw:frame>
        <draw:frame draw:style-name="gr2" draw:text-style-name="P5" draw:layer="layout" svg:width="2cm" svg:height="1.4cm" svg:x="1.5cm" svg:y="11.1cm">
          <draw:text-box>
            <text:p><text:span text:style-name="T3">Tête fictive</text:span></text:p>
          </draw:text-box>
        </draw:frame>
        <draw:frame draw:style-name="gr2" draw:text-style-name="P5" draw:layer="layout" svg:width="2cm" svg:height="1.4cm" svg:x="4.5cm" svg:y="11.1cm">
          <draw:text-box>
            <text:p><text:span text:style-name="T3">Queue fictive</text:span></text:p>
          </draw:text-box>
        </draw:frame>
        <draw:frame draw:style-name="gr2" draw:text-style-name="P5" draw:layer="layout" svg:width="2cm" svg:height="1.4cm" svg:x="1.5cm" svg:y="13.1cm">
          <draw:text-box>
            <text:p><text:span text:style-name="T3">Tête fictive</text:span></text:p>
          </draw:text-box>
        </draw:frame>
        <draw:frame draw:style-name="gr2" draw:text-style-name="P5" draw:layer="layout" svg:width="2cm" svg:height="1.4cm" svg:x="4.5cm" svg:y="13.1cm">
          <draw:text-box>
            <text:p><text:span text:style-name="T3">Queue fictive</text:span></text:p>
          </draw:text-box>
        </draw:frame>
        <draw:frame draw:style-name="gr2" draw:text-style-name="P5" draw:layer="layout" svg:width="2cm" svg:height="1.4cm" svg:x="1.5cm" svg:y="15.1cm">
          <draw:text-box>
            <text:p><text:span text:style-name="T3">Tête fictive</text:span></text:p>
          </draw:text-box>
        </draw:frame>
        <draw:frame draw:style-name="gr2" draw:text-style-name="P5" draw:layer="layout" svg:width="2cm" svg:height="1.4cm" svg:x="4.5cm" svg:y="15.1cm">
          <draw:text-box>
            <text:p><text:span text:style-name="T3">Queue fictive</text:span></text:p>
          </draw:text-box>
        </draw:frame>
        <draw:frame draw:style-name="gr2" draw:text-style-name="P5" draw:layer="layout" svg:width="2cm" svg:height="1.4cm" svg:x="1.5cm" svg:y="17.1cm">
          <draw:text-box>
            <text:p><text:span text:style-name="T3">Tête fictive</text:span></text:p>
          </draw:text-box>
        </draw:frame>
        <draw:frame draw:style-name="gr2" draw:text-style-name="P5" draw:layer="layout" svg:width="2cm" svg:height="1.4cm" svg:x="4.5cm" svg:y="17.1cm">
          <draw:text-box>
            <text:p><text:span text:style-name="T3">Queue fictive</text:span></text:p>
          </draw:text-box>
        </draw:frame>
        <draw:frame draw:style-name="gr2" draw:text-style-name="P5" draw:layer="layout" svg:width="2cm" svg:height="1.4cm" svg:x="1.5cm" svg:y="19.1cm">
          <draw:text-box>
            <text:p><text:span text:style-name="T3">Tête fictive</text:span></text:p>
          </draw:text-box>
        </draw:frame>
        <draw:frame draw:style-name="gr2" draw:text-style-name="P5" draw:layer="layout" svg:width="2cm" svg:height="1.4cm" svg:x="7.5cm" svg:y="19.1cm">
          <draw:text-box>
            <text:p><text:span text:style-name="T3">Queue fictive</text:span></text:p>
          </draw:text-box>
        </draw:frame>
        <draw:frame draw:style-name="gr2" draw:text-style-name="P5" draw:layer="layout" svg:width="2cm" svg:height="1.4cm" svg:x="1.5cm" svg:y="21.1cm">
          <draw:text-box>
            <text:p><text:span text:style-name="T3">Tête fictive</text:span></text:p>
          </draw:text-box>
        </draw:frame>
        <draw:frame draw:style-name="gr2" draw:text-style-name="P5" draw:layer="layout" svg:width="2cm" svg:height="1.4cm" svg:x="4.5cm" svg:y="21.1cm">
          <draw:text-box>
            <text:p><text:span text:style-name="T3">Queue fictive</text:span></text:p>
          </draw:text-box>
        </draw:frame>
        <draw:frame draw:style-name="gr2" draw:text-style-name="P5" draw:layer="layout" svg:width="2cm" svg:height="1.4cm" svg:x="1.5cm" svg:y="23.1cm">
          <draw:text-box>
            <text:p><text:span text:style-name="T3">Tête fictive</text:span></text:p>
          </draw:text-box>
        </draw:frame>
        <draw:frame draw:style-name="gr2" draw:text-style-name="P5" draw:layer="layout" svg:width="2cm" svg:height="1.4cm" svg:x="4.5cm" svg:y="23.1cm">
          <draw:text-box>
            <text:p><text:span text:style-name="T3">Queue fictive</text:span></text:p>
          </draw:text-box>
        </draw:frame>
        <draw:frame draw:style-name="gr2" draw:text-style-name="P5" draw:layer="layout" svg:width="2cm" svg:height="1.4cm" svg:x="1.5cm" svg:y="25.1cm">
          <draw:text-box>
            <text:p><text:span text:style-name="T3">Tête fictive</text:span></text:p>
          </draw:text-box>
        </draw:frame>
        <draw:frame draw:style-name="gr2" draw:text-style-name="P5" draw:layer="layout" svg:width="2cm" svg:height="1.4cm" svg:x="4.5cm" svg:y="25.1cm">
          <draw:text-box>
            <text:p><text:span text:style-name="T3">Queue fictive</text:span></text:p>
          </draw:text-box>
        </draw:frame>
        <draw:frame draw:style-name="gr2" draw:text-style-name="P5" draw:layer="layout" svg:width="2cm" svg:height="1.4cm" svg:x="1.5cm" svg:y="27.1cm">
          <draw:text-box>
            <text:p><text:span text:style-name="T3">Tête fictive</text:span></text:p>
          </draw:text-box>
        </draw:frame>
        <draw:frame draw:style-name="gr2" draw:text-style-name="P5" draw:layer="layout" svg:width="2cm" svg:height="1.4cm" svg:x="7.5cm" svg:y="27.1cm">
          <draw:text-box>
            <text:p><text:span text:style-name="T3">Queue fictiv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1" svg:font-family="'Noto Mono'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6T18:52:34.949470048</meta:creation-date>
    <dc:date>2020-09-27T08:52:43.536185054</dc:date>
    <meta:editing-duration>PT10M39S</meta:editing-duration>
    <meta:editing-cycles>2</meta:editing-cycles>
    <meta:generator>LibreOffice/6.1.5.2$Linux_X86_64 LibreOffice_project/10$Build-2</meta:generator>
    <meta:document-statistic meta:object-count="101"/>
  </office:meta>
</office:document-meta>
</file>